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125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1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a9a5c" officeooo:paragraph-rsid="000a9a5c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normal" officeooo:rsid="000b8c0f" officeooo:paragraph-rsid="000b8c0f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0aa60a" officeooo:paragraph-rsid="000aa60a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0b8c0f" officeooo:paragraph-rsid="000b8c0f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style="italic" style:text-underline-style="solid" style:text-underline-width="auto" style:text-underline-color="font-color" fo:font-weight="normal" officeooo:rsid="000b8c0f" officeooo:paragraph-rsid="000b8c0f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Table_20_Contents">
      <style:text-properties fo:font-size="13pt" officeooo:rsid="000aa60a" officeooo:paragraph-rsid="000aa60a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0aa60a" officeooo:paragraph-rsid="000aa60a" style:font-size-asian="13pt" style:font-size-complex="13pt"/>
    </style:style>
    <style:style style:name="P8" style:family="paragraph" style:parent-style-name="Table_20_Contents">
      <style:paragraph-properties fo:text-align="end" style:justify-single-word="false"/>
      <style:text-properties fo:font-size="13pt" officeooo:rsid="000aa60a" officeooo:paragraph-rsid="000aa60a" style:font-size-asian="13pt" style:font-size-complex="13pt"/>
    </style:style>
    <style:style style:name="P9" style:family="paragraph" style:parent-style-name="Table_20_Contents">
      <style:paragraph-properties fo:text-align="end" style:justify-single-word="false"/>
      <style:text-properties fo:font-size="13pt" officeooo:rsid="000b8c0f" officeooo:paragraph-rsid="000b8c0f" style:font-size-asian="13pt" style:font-size-complex="13pt"/>
    </style:style>
    <style:style style:name="P10" style:family="paragraph">
      <style:paragraph-properties fo:text-align="cente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piran 1 – Penawaran Pengadaan Notebook</text:p>
      <text:p text:style-name="P1"/>
      <text:p text:style-name="P1"><draw:line text:anchor-type="paragraph" draw:z-index="0" draw:name="Shape1" draw:style-name="gr1" draw:text-style-name="P10" svg:x1="-0.0598in" svg:y1="0.1937in" svg:x2="6.7421in" svg:y2="0.1728in"><text:p/></draw:line></text:p>
      <text:p text:style-name="P3">No.<text:tab/><text:tab/>: 010?KS/X/2014</text:p>
      <text:p text:style-name="P3"/>
      <text:p text:style-name="P3">Hal<text:tab/><text:tab/>: Penawaran Pengadaan Notebook</text:p>
      <text:p text:style-name="P3"/>
      <text:p text:style-name="P3">Lampiran<text:tab/>: -</text:p>
      <text:p text:style-name="P3"/>
      <text:p text:style-name="P3"/>
      <text:p text:style-name="P3">Kepada Yth.</text:p>
      <text:p text:style-name="P3">Bpk Ir.Imam Ghozali</text:p>
      <text:p text:style-name="P3">Direktur Pt.Tong Fang</text:p>
      <text:p text:style-name="P3">Jl.Sentosa <text:s/>Raya No.100</text:p>
      <text:p text:style-name="P3">Depok</text:p>
      <text:p text:style-name="P3"/>
      <text:p text:style-name="P3">Dengan hormat,</text:p>
      <text:p text:style-name="P3"/>
      <text:p text:style-name="P3">Melalui surat ini kami bermaksud menawarkan pengadaan notebook di peruaHN Yng bPk pimpin.</text:p>
      <text:p text:style-name="P3"/>
      <text:p text:style-name="P3">Adapun penawaran yang kami ajukan adalah sbb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7">No.</text:p>
          </table:table-cell>
          <table:table-cell table:style-name="Table1.A1" office:value-type="string">
            <text:p text:style-name="P7">Items</text:p>
          </table:table-cell>
          <table:table-cell table:style-name="Table1.A1" office:value-type="string">
            <text:p text:style-name="P7">Jumlah</text:p>
          </table:table-cell>
          <table:table-cell table:style-name="Table1.A1" office:value-type="string">
            <text:p text:style-name="P7">Harga Satuan</text:p>
          </table:table-cell>
          <table:table-cell table:style-name="Table1.E1" office:value-type="string">
            <text:p text:style-name="P7">Harga Total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>ACER Aspire Slim V5-471P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8">Rp7,100,000</text:p>
          </table:table-cell>
          <table:table-cell table:style-name="Table1.E2" office:value-type="string">
            <text:p text:style-name="P8">Rp35,500,000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>ASUS A451LB-WX076D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8">Rp6,200,000</text:p>
          </table:table-cell>
          <table:table-cell table:style-name="Table1.E2" office:value-type="string">
            <text:p text:style-name="P8">Rp31,000,000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6">LENOVO ThinkPad Edge E440-Q00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8">Rp7,400,000</text:p>
          </table:table-cell>
          <table:table-cell table:style-name="Table1.E2" office:value-type="string">
            <text:p text:style-name="P8">Rp37,000,000</text:p>
          </table:table-cell>
        </table:table-row>
        <table:table-row>
          <table:table-cell table:style-name="Table1.A2" table:number-columns-spanned="4" office:value-type="string">
            <text:p text:style-name="P9">Total</text:p>
          </table:table-cell>
          <table:covered-table-cell/>
          <table:covered-table-cell/>
          <table:covered-table-cell/>
          <table:table-cell table:style-name="Table1.E2" office:value-type="string">
            <text:p text:style-name="P9">Rp,103,500,000</text:p>
          </table:table-cell>
        </table:table-row>
      </table:table>
      <text:p text:style-name="P3"/>
      <text:p text:style-name="P4">Demikian surat penawaran ini kami sampaikan, atas perhatian dan kerjasama bapak kami ucapkan,</text:p>
      <text:p text:style-name="P4">Terima Kasih.</text:p>
      <text:p text:style-name="P4"/>
      <text:p text:style-name="P4">Depok,12 Oktober 2018</text:p>
      <text:p text:style-name="P4">Pt.Tong Fang</text:p>
      <text:p text:style-name="P4"/>
      <text:p text:style-name="P4"/>
      <text:p text:style-name="P4"/>
      <text:p text:style-name="P2">Imam Ghozali</text:p>
      <text:p text:style-name="P5">Dire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46:26.901982386</meta:creation-date>
    <dc:date>2018-10-12T09:13:06.818983543</dc:date>
    <meta:editing-duration>PT4M56S</meta:editing-duration>
    <meta:editing-cycles>1</meta:editing-cycles>
    <meta:document-statistic meta:table-count="1" meta:image-count="0" meta:object-count="0" meta:page-count="1" meta:paragraph-count="40" meta:word-count="104" meta:character-count="696" meta:non-whitespace-character-count="628"/>
    <meta:generator>LibreOffice/5.1.6.2$Linux_X86_64 LibreOffice_project/10m0$Build-2</meta:generator>
  </office:meta>
</office:document-meta>
</file>